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solid" draw:fill-color="#ffffff" fo:min-height="6.69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Compare_table" table:style-name="ta1">
        <table:shapes>
          <draw:frame draw:z-index="0" draw:style-name="gr1" draw:text-style-name="P1" svg:width="21.11cm" svg:height="11.581cm" svg:x="12.15cm" svg:y="0.558cm">
            <draw:object draw:notify-on-update-of-ranges="Compare_table.C1:Compare_table.C1 Compare_table.C2:Compare_table.C101 Compare_table.D1:Compare_table.D1 Compare_table.D2:Compare_table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5.718cm" svg:height="6.695cm" svg:x="12.204cm" svg:y="12.191cm">
            <draw:text-box>
              <text:p>Вывод: </text:p>
              <text:p>Двусвязный замкнутый список с вычислением минимального количества переходов не подходит для реализации стека, т.к. в таком случае использования лист работает наибольшее количество времени. Для данной операции наилучшим способом подходит односвязный линейный список.</text:p>
              <text:p/>
              <text:p>В сопоставлении со скоростью работы функции realloc, стек на массивах работает значительно быстрее. Связано это с заранее буферизированной памятью, выделяемой при первом вызове функции запроса выделения памяти на куче. В случае уменьшения стека, дополнительных операций, помимо обновления информации о свободной памяти, не производиться, однако производительность может значительно уменьшиться, если поочерёдно или в параллельном потоке программы так же будет запрашиваться выделение памяти на куче.</text:p>
              <text:p/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Operations amount</text:p>
          </table:table-cell>
          <table:table-cell office:value-type="string" calcext:value-type="string">
            <text:p>LinkedStack</text:p>
          </table:table-cell>
          <table:table-cell office:value-type="string" calcext:value-type="string">
            <text:p>ArraySt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.000381" calcext:value-type="float">
            <text:p>0,000381</text:p>
          </table:table-cell>
          <table:table-cell office:value-type="float" office:value="0.000043" calcext:value-type="float">
            <text:p>4,3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13" calcext:value-type="float">
            <text:p>0,002113</text:p>
          </table:table-cell>
          <table:table-cell office:value-type="float" office:value="0.000059" calcext:value-type="float">
            <text:p>5,9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0.004908" calcext:value-type="float">
            <text:p>0,004908</text:p>
          </table:table-cell>
          <table:table-cell office:value-type="float" office:value="0.000194" calcext:value-type="float">
            <text:p>0,000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008152" calcext:value-type="float">
            <text:p>0,008152</text:p>
          </table:table-cell>
          <table:table-cell office:value-type="float" office:value="0.000249" calcext:value-type="float">
            <text:p>0,0002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0.013379" calcext:value-type="float">
            <text:p>0,013379</text:p>
          </table:table-cell>
          <table:table-cell office:value-type="float" office:value="0.000124" calcext:value-type="float">
            <text:p>0,0001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0.016282" calcext:value-type="float">
            <text:p>0,016282</text:p>
          </table:table-cell>
          <table:table-cell office:value-type="float" office:value="0.000139" calcext:value-type="float">
            <text:p>0,0001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00" calcext:value-type="float">
            <text:p>3500</text:p>
          </table:table-cell>
          <table:table-cell office:value-type="float" office:value="0.020889" calcext:value-type="float">
            <text:p>0,020889</text:p>
          </table:table-cell>
          <table:table-cell office:value-type="float" office:value="0.00028" calcext:value-type="float">
            <text:p>0,000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.027455" calcext:value-type="float">
            <text:p>0,027455</text:p>
          </table:table-cell>
          <table:table-cell office:value-type="float" office:value="0.000177" calcext:value-type="float">
            <text:p>0,0001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 office:value-type="float" office:value="0.038417" calcext:value-type="float">
            <text:p>0,038417</text:p>
          </table:table-cell>
          <table:table-cell office:value-type="float" office:value="0.000258" calcext:value-type="float">
            <text:p>0,0002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0.04539" calcext:value-type="float">
            <text:p>0,04539</text:p>
          </table:table-cell>
          <table:table-cell office:value-type="float" office:value="0.000217" calcext:value-type="float">
            <text:p>0,0002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00" calcext:value-type="float">
            <text:p>5500</text:p>
          </table:table-cell>
          <table:table-cell office:value-type="float" office:value="0.060465" calcext:value-type="float">
            <text:p>0,060465</text:p>
          </table:table-cell>
          <table:table-cell office:value-type="float" office:value="0.000456" calcext:value-type="float">
            <text:p>0,0004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0" calcext:value-type="float">
            <text:p>6000</text:p>
          </table:table-cell>
          <table:table-cell office:value-type="float" office:value="0.067504" calcext:value-type="float">
            <text:p>0,067504</text:p>
          </table:table-cell>
          <table:table-cell office:value-type="float" office:value="0.000463" calcext:value-type="float">
            <text:p>0,0004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00" calcext:value-type="float">
            <text:p>6500</text:p>
          </table:table-cell>
          <table:table-cell office:value-type="float" office:value="0.077523" calcext:value-type="float">
            <text:p>0,077523</text:p>
          </table:table-cell>
          <table:table-cell office:value-type="float" office:value="0.000677" calcext:value-type="float">
            <text:p>0,0006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00" calcext:value-type="float">
            <text:p>7000</text:p>
          </table:table-cell>
          <table:table-cell office:value-type="float" office:value="0.099053" calcext:value-type="float">
            <text:p>0,099053</text:p>
          </table:table-cell>
          <table:table-cell office:value-type="float" office:value="0.000539" calcext:value-type="float">
            <text:p>0,0005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00" calcext:value-type="float">
            <text:p>7500</text:p>
          </table:table-cell>
          <table:table-cell office:value-type="float" office:value="0.107951" calcext:value-type="float">
            <text:p>0,107951</text:p>
          </table:table-cell>
          <table:table-cell office:value-type="float" office:value="0.000614" calcext:value-type="float">
            <text:p>0,0006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.123572" calcext:value-type="float">
            <text:p>0,123572</text:p>
          </table:table-cell>
          <table:table-cell office:value-type="float" office:value="0.000666" calcext:value-type="float">
            <text:p>0,0006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00" calcext:value-type="float">
            <text:p>8500</text:p>
          </table:table-cell>
          <table:table-cell office:value-type="float" office:value="0.134657" calcext:value-type="float">
            <text:p>0,134657</text:p>
          </table:table-cell>
          <table:table-cell office:value-type="float" office:value="0.000417" calcext:value-type="float">
            <text:p>0,0004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00" calcext:value-type="float">
            <text:p>9000</text:p>
          </table:table-cell>
          <table:table-cell office:value-type="float" office:value="0.164462" calcext:value-type="float">
            <text:p>0,164462</text:p>
          </table:table-cell>
          <table:table-cell office:value-type="float" office:value="0.000411" calcext:value-type="float">
            <text:p>0,0004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00" calcext:value-type="float">
            <text:p>9500</text:p>
          </table:table-cell>
          <table:table-cell office:value-type="float" office:value="0.189292" calcext:value-type="float">
            <text:p>0,189292</text:p>
          </table:table-cell>
          <table:table-cell office:value-type="float" office:value="0.000999" calcext:value-type="float">
            <text:p>0,000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01505" calcext:value-type="float">
            <text:p>0,201505</text:p>
          </table:table-cell>
          <table:table-cell office:value-type="float" office:value="0.000685" calcext:value-type="float">
            <text:p>0,0006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00" calcext:value-type="float">
            <text:p>10500</text:p>
          </table:table-cell>
          <table:table-cell office:value-type="float" office:value="0.235837" calcext:value-type="float">
            <text:p>0,235837</text:p>
          </table:table-cell>
          <table:table-cell office:value-type="float" office:value="0.000685" calcext:value-type="float">
            <text:p>0,0006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000" calcext:value-type="float">
            <text:p>11000</text:p>
          </table:table-cell>
          <table:table-cell office:value-type="float" office:value="0.233307" calcext:value-type="float">
            <text:p>0,233307</text:p>
          </table:table-cell>
          <table:table-cell office:value-type="float" office:value="0.001144" calcext:value-type="float">
            <text:p>0,0011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00" calcext:value-type="float">
            <text:p>11500</text:p>
          </table:table-cell>
          <table:table-cell office:value-type="float" office:value="0.264054" calcext:value-type="float">
            <text:p>0,264054</text:p>
          </table:table-cell>
          <table:table-cell office:value-type="float" office:value="0.000822" calcext:value-type="float">
            <text:p>0,0008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00" calcext:value-type="float">
            <text:p>12000</text:p>
          </table:table-cell>
          <table:table-cell office:value-type="float" office:value="0.29288" calcext:value-type="float">
            <text:p>0,29288</text:p>
          </table:table-cell>
          <table:table-cell office:value-type="float" office:value="0.000583" calcext:value-type="float">
            <text:p>0,0005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00" calcext:value-type="float">
            <text:p>12500</text:p>
          </table:table-cell>
          <table:table-cell office:value-type="float" office:value="0.312708" calcext:value-type="float">
            <text:p>0,312708</text:p>
          </table:table-cell>
          <table:table-cell office:value-type="float" office:value="0.001104" calcext:value-type="float">
            <text:p>0,0011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000" calcext:value-type="float">
            <text:p>13000</text:p>
          </table:table-cell>
          <table:table-cell office:value-type="float" office:value="0.338491" calcext:value-type="float">
            <text:p>0,338491</text:p>
          </table:table-cell>
          <table:table-cell office:value-type="float" office:value="0.000878" calcext:value-type="float">
            <text:p>0,0008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500" calcext:value-type="float">
            <text:p>13500</text:p>
          </table:table-cell>
          <table:table-cell office:value-type="float" office:value="0.448261" calcext:value-type="float">
            <text:p>0,448261</text:p>
          </table:table-cell>
          <table:table-cell office:value-type="float" office:value="0.001588" calcext:value-type="float">
            <text:p>0,0015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000" calcext:value-type="float">
            <text:p>14000</text:p>
          </table:table-cell>
          <table:table-cell office:value-type="float" office:value="0.38942" calcext:value-type="float">
            <text:p>0,38942</text:p>
          </table:table-cell>
          <table:table-cell office:value-type="float" office:value="0.000705" calcext:value-type="float">
            <text:p>0,0007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0" calcext:value-type="float">
            <text:p>14500</text:p>
          </table:table-cell>
          <table:table-cell office:value-type="float" office:value="0.392197" calcext:value-type="float">
            <text:p>0,392197</text:p>
          </table:table-cell>
          <table:table-cell office:value-type="float" office:value="0.001284" calcext:value-type="float">
            <text:p>0,0012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00" calcext:value-type="float">
            <text:p>15000</text:p>
          </table:table-cell>
          <table:table-cell office:value-type="float" office:value="0.432878" calcext:value-type="float">
            <text:p>0,432878</text:p>
          </table:table-cell>
          <table:table-cell office:value-type="float" office:value="0.001421" calcext:value-type="float">
            <text:p>0,0014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500" calcext:value-type="float">
            <text:p>15500</text:p>
          </table:table-cell>
          <table:table-cell office:value-type="float" office:value="0.489316" calcext:value-type="float">
            <text:p>0,489316</text:p>
          </table:table-cell>
          <table:table-cell office:value-type="float" office:value="0.001391" calcext:value-type="float">
            <text:p>0,0013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000" calcext:value-type="float">
            <text:p>16000</text:p>
          </table:table-cell>
          <table:table-cell office:value-type="float" office:value="0.507172" calcext:value-type="float">
            <text:p>0,507172</text:p>
          </table:table-cell>
          <table:table-cell office:value-type="float" office:value="0.000786" calcext:value-type="float">
            <text:p>0,0007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500" calcext:value-type="float">
            <text:p>16500</text:p>
          </table:table-cell>
          <table:table-cell office:value-type="float" office:value="0.530307" calcext:value-type="float">
            <text:p>0,530307</text:p>
          </table:table-cell>
          <table:table-cell office:value-type="float" office:value="0.001166" calcext:value-type="float">
            <text:p>0,0011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000" calcext:value-type="float">
            <text:p>17000</text:p>
          </table:table-cell>
          <table:table-cell office:value-type="float" office:value="0.547654" calcext:value-type="float">
            <text:p>0,547654</text:p>
          </table:table-cell>
          <table:table-cell office:value-type="float" office:value="0.001257" calcext:value-type="float">
            <text:p>0,0012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500" calcext:value-type="float">
            <text:p>17500</text:p>
          </table:table-cell>
          <table:table-cell office:value-type="float" office:value="0.578958" calcext:value-type="float">
            <text:p>0,578958</text:p>
          </table:table-cell>
          <table:table-cell office:value-type="float" office:value="0.001374" calcext:value-type="float">
            <text:p>0,0013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000" calcext:value-type="float">
            <text:p>18000</text:p>
          </table:table-cell>
          <table:table-cell office:value-type="float" office:value="0.615193" calcext:value-type="float">
            <text:p>0,615193</text:p>
          </table:table-cell>
          <table:table-cell office:value-type="float" office:value="0.001577" calcext:value-type="float">
            <text:p>0,0015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500" calcext:value-type="float">
            <text:p>18500</text:p>
          </table:table-cell>
          <table:table-cell office:value-type="float" office:value="0.644047" calcext:value-type="float">
            <text:p>0,644047</text:p>
          </table:table-cell>
          <table:table-cell office:value-type="float" office:value="0.001358" calcext:value-type="float">
            <text:p>0,0013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000" calcext:value-type="float">
            <text:p>19000</text:p>
          </table:table-cell>
          <table:table-cell office:value-type="float" office:value="0.685783" calcext:value-type="float">
            <text:p>0,685783</text:p>
          </table:table-cell>
          <table:table-cell office:value-type="float" office:value="0.001861" calcext:value-type="float">
            <text:p>0,0018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500" calcext:value-type="float">
            <text:p>19500</text:p>
          </table:table-cell>
          <table:table-cell office:value-type="float" office:value="0.709822" calcext:value-type="float">
            <text:p>0,709822</text:p>
          </table:table-cell>
          <table:table-cell office:value-type="float" office:value="0.001384" calcext:value-type="float">
            <text:p>0,0013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00" calcext:value-type="float">
            <text:p>20000</text:p>
          </table:table-cell>
          <table:table-cell office:value-type="float" office:value="0.736429" calcext:value-type="float">
            <text:p>0,736429</text:p>
          </table:table-cell>
          <table:table-cell office:value-type="float" office:value="0.001704" calcext:value-type="float">
            <text:p>0,0017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500" calcext:value-type="float">
            <text:p>20500</text:p>
          </table:table-cell>
          <table:table-cell office:value-type="float" office:value="0.794855" calcext:value-type="float">
            <text:p>0,794855</text:p>
          </table:table-cell>
          <table:table-cell office:value-type="float" office:value="0.001563" calcext:value-type="float">
            <text:p>0,0015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000" calcext:value-type="float">
            <text:p>21000</text:p>
          </table:table-cell>
          <table:table-cell office:value-type="float" office:value="0.836928" calcext:value-type="float">
            <text:p>0,836928</text:p>
          </table:table-cell>
          <table:table-cell office:value-type="float" office:value="0.002506" calcext:value-type="float">
            <text:p>0,0025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500" calcext:value-type="float">
            <text:p>21500</text:p>
          </table:table-cell>
          <table:table-cell office:value-type="float" office:value="0.882818" calcext:value-type="float">
            <text:p>0,882818</text:p>
          </table:table-cell>
          <table:table-cell office:value-type="float" office:value="0.001969" calcext:value-type="float">
            <text:p>0,0019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000" calcext:value-type="float">
            <text:p>22000</text:p>
          </table:table-cell>
          <table:table-cell office:value-type="float" office:value="0.91266" calcext:value-type="float">
            <text:p>0,91266</text:p>
          </table:table-cell>
          <table:table-cell office:value-type="float" office:value="0.001827" calcext:value-type="float">
            <text:p>0,0018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00" calcext:value-type="float">
            <text:p>22500</text:p>
          </table:table-cell>
          <table:table-cell office:value-type="float" office:value="0.957476" calcext:value-type="float">
            <text:p>0,957476</text:p>
          </table:table-cell>
          <table:table-cell office:value-type="float" office:value="0.001689" calcext:value-type="float">
            <text:p>0,0016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000" calcext:value-type="float">
            <text:p>23000</text:p>
          </table:table-cell>
          <table:table-cell office:value-type="float" office:value="1.169399" calcext:value-type="float">
            <text:p>1,169399</text:p>
          </table:table-cell>
          <table:table-cell office:value-type="float" office:value="0.001691" calcext:value-type="float">
            <text:p>0,0016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500" calcext:value-type="float">
            <text:p>23500</text:p>
          </table:table-cell>
          <table:table-cell office:value-type="float" office:value="1.052317" calcext:value-type="float">
            <text:p>1,052317</text:p>
          </table:table-cell>
          <table:table-cell office:value-type="float" office:value="0.001695" calcext:value-type="float">
            <text:p>0,0016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000" calcext:value-type="float">
            <text:p>24000</text:p>
          </table:table-cell>
          <table:table-cell office:value-type="float" office:value="1.080249" calcext:value-type="float">
            <text:p>1,080249</text:p>
          </table:table-cell>
          <table:table-cell office:value-type="float" office:value="0.001786" calcext:value-type="float">
            <text:p>0,0017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500" calcext:value-type="float">
            <text:p>24500</text:p>
          </table:table-cell>
          <table:table-cell office:value-type="float" office:value="1.123069" calcext:value-type="float">
            <text:p>1,123069</text:p>
          </table:table-cell>
          <table:table-cell office:value-type="float" office:value="0.002167" calcext:value-type="float">
            <text:p>0,0021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00" calcext:value-type="float">
            <text:p>25000</text:p>
          </table:table-cell>
          <table:table-cell office:value-type="float" office:value="1.186576" calcext:value-type="float">
            <text:p>1,186576</text:p>
          </table:table-cell>
          <table:table-cell office:value-type="float" office:value="0.002296" calcext:value-type="float">
            <text:p>0,0022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500" calcext:value-type="float">
            <text:p>25500</text:p>
          </table:table-cell>
          <table:table-cell office:value-type="float" office:value="1.246555" calcext:value-type="float">
            <text:p>1,246555</text:p>
          </table:table-cell>
          <table:table-cell office:value-type="float" office:value="0.00217" calcext:value-type="float">
            <text:p>0,002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000" calcext:value-type="float">
            <text:p>26000</text:p>
          </table:table-cell>
          <table:table-cell office:value-type="float" office:value="1.349458" calcext:value-type="float">
            <text:p>1,349458</text:p>
          </table:table-cell>
          <table:table-cell office:value-type="float" office:value="0.006202" calcext:value-type="float">
            <text:p>0,0062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500" calcext:value-type="float">
            <text:p>26500</text:p>
          </table:table-cell>
          <table:table-cell office:value-type="float" office:value="1.6276" calcext:value-type="float">
            <text:p>1,6276</text:p>
          </table:table-cell>
          <table:table-cell office:value-type="float" office:value="0.002076" calcext:value-type="float">
            <text:p>0,0020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000" calcext:value-type="float">
            <text:p>27000</text:p>
          </table:table-cell>
          <table:table-cell office:value-type="float" office:value="1.42987" calcext:value-type="float">
            <text:p>1,42987</text:p>
          </table:table-cell>
          <table:table-cell office:value-type="float" office:value="0.00235" calcext:value-type="float">
            <text:p>0,002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500" calcext:value-type="float">
            <text:p>27500</text:p>
          </table:table-cell>
          <table:table-cell office:value-type="float" office:value="1.683569" calcext:value-type="float">
            <text:p>1,683569</text:p>
          </table:table-cell>
          <table:table-cell office:value-type="float" office:value="0.00282" calcext:value-type="float">
            <text:p>0,002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000" calcext:value-type="float">
            <text:p>28000</text:p>
          </table:table-cell>
          <table:table-cell office:value-type="float" office:value="1.567489" calcext:value-type="float">
            <text:p>1,567489</text:p>
          </table:table-cell>
          <table:table-cell office:value-type="float" office:value="0.002407" calcext:value-type="float">
            <text:p>0,0024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500" calcext:value-type="float">
            <text:p>28500</text:p>
          </table:table-cell>
          <table:table-cell office:value-type="float" office:value="1.672862" calcext:value-type="float">
            <text:p>1,672862</text:p>
          </table:table-cell>
          <table:table-cell office:value-type="float" office:value="0.002617" calcext:value-type="float">
            <text:p>0,0026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000" calcext:value-type="float">
            <text:p>29000</text:p>
          </table:table-cell>
          <table:table-cell office:value-type="float" office:value="1.770816" calcext:value-type="float">
            <text:p>1,770816</text:p>
          </table:table-cell>
          <table:table-cell office:value-type="float" office:value="0.002649" calcext:value-type="float">
            <text:p>0,0026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500" calcext:value-type="float">
            <text:p>29500</text:p>
          </table:table-cell>
          <table:table-cell office:value-type="float" office:value="1.941069" calcext:value-type="float">
            <text:p>1,941069</text:p>
          </table:table-cell>
          <table:table-cell office:value-type="float" office:value="0.003137" calcext:value-type="float">
            <text:p>0,0031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00" calcext:value-type="float">
            <text:p>30000</text:p>
          </table:table-cell>
          <table:table-cell office:value-type="float" office:value="1.75956" calcext:value-type="float">
            <text:p>1,75956</text:p>
          </table:table-cell>
          <table:table-cell office:value-type="float" office:value="0.002409" calcext:value-type="float">
            <text:p>0,0024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500" calcext:value-type="float">
            <text:p>30500</text:p>
          </table:table-cell>
          <table:table-cell office:value-type="float" office:value="1.799678" calcext:value-type="float">
            <text:p>1,799678</text:p>
          </table:table-cell>
          <table:table-cell office:value-type="float" office:value="0.002847" calcext:value-type="float">
            <text:p>0,0028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000" calcext:value-type="float">
            <text:p>31000</text:p>
          </table:table-cell>
          <table:table-cell office:value-type="float" office:value="1.955156" calcext:value-type="float">
            <text:p>1,955156</text:p>
          </table:table-cell>
          <table:table-cell office:value-type="float" office:value="0.003562" calcext:value-type="float">
            <text:p>0,0035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500" calcext:value-type="float">
            <text:p>31500</text:p>
          </table:table-cell>
          <table:table-cell office:value-type="float" office:value="1.915294" calcext:value-type="float">
            <text:p>1,915294</text:p>
          </table:table-cell>
          <table:table-cell office:value-type="float" office:value="0.00273" calcext:value-type="float">
            <text:p>0,002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000" calcext:value-type="float">
            <text:p>32000</text:p>
          </table:table-cell>
          <table:table-cell office:value-type="float" office:value="1.993227" calcext:value-type="float">
            <text:p>1,993227</text:p>
          </table:table-cell>
          <table:table-cell office:value-type="float" office:value="0.002783" calcext:value-type="float">
            <text:p>0,0027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00" calcext:value-type="float">
            <text:p>32500</text:p>
          </table:table-cell>
          <table:table-cell office:value-type="float" office:value="2.034632" calcext:value-type="float">
            <text:p>2,034632</text:p>
          </table:table-cell>
          <table:table-cell office:value-type="float" office:value="0.002938" calcext:value-type="float">
            <text:p>0,0029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000" calcext:value-type="float">
            <text:p>33000</text:p>
          </table:table-cell>
          <table:table-cell office:value-type="float" office:value="2.124074" calcext:value-type="float">
            <text:p>2,124074</text:p>
          </table:table-cell>
          <table:table-cell office:value-type="float" office:value="0.003249" calcext:value-type="float">
            <text:p>0,0032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500" calcext:value-type="float">
            <text:p>33500</text:p>
          </table:table-cell>
          <table:table-cell office:value-type="float" office:value="2.125694" calcext:value-type="float">
            <text:p>2,125694</text:p>
          </table:table-cell>
          <table:table-cell office:value-type="float" office:value="0.003061" calcext:value-type="float">
            <text:p>0,0030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00" calcext:value-type="float">
            <text:p>34000</text:p>
          </table:table-cell>
          <table:table-cell office:value-type="float" office:value="2.244357" calcext:value-type="float">
            <text:p>2,244357</text:p>
          </table:table-cell>
          <table:table-cell office:value-type="float" office:value="0.002518" calcext:value-type="float">
            <text:p>0,0025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500" calcext:value-type="float">
            <text:p>34500</text:p>
          </table:table-cell>
          <table:table-cell office:value-type="float" office:value="2.314304" calcext:value-type="float">
            <text:p>2,314304</text:p>
          </table:table-cell>
          <table:table-cell office:value-type="float" office:value="0.002898" calcext:value-type="float">
            <text:p>0,0028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000" calcext:value-type="float">
            <text:p>35000</text:p>
          </table:table-cell>
          <table:table-cell office:value-type="float" office:value="2.443395" calcext:value-type="float">
            <text:p>2,443395</text:p>
          </table:table-cell>
          <table:table-cell office:value-type="float" office:value="0.004175" calcext:value-type="float">
            <text:p>0,0041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500" calcext:value-type="float">
            <text:p>35500</text:p>
          </table:table-cell>
          <table:table-cell office:value-type="float" office:value="2.468243" calcext:value-type="float">
            <text:p>2,468243</text:p>
          </table:table-cell>
          <table:table-cell office:value-type="float" office:value="0.003353" calcext:value-type="float">
            <text:p>0,0033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000" calcext:value-type="float">
            <text:p>36000</text:p>
          </table:table-cell>
          <table:table-cell office:value-type="float" office:value="2.57787" calcext:value-type="float">
            <text:p>2,57787</text:p>
          </table:table-cell>
          <table:table-cell office:value-type="float" office:value="0.00331" calcext:value-type="float">
            <text:p>0,003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500" calcext:value-type="float">
            <text:p>36500</text:p>
          </table:table-cell>
          <table:table-cell office:value-type="float" office:value="2.64558" calcext:value-type="float">
            <text:p>2,64558</text:p>
          </table:table-cell>
          <table:table-cell office:value-type="float" office:value="0.00476" calcext:value-type="float">
            <text:p>0,004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000" calcext:value-type="float">
            <text:p>37000</text:p>
          </table:table-cell>
          <table:table-cell office:value-type="float" office:value="2.721833" calcext:value-type="float">
            <text:p>2,721833</text:p>
          </table:table-cell>
          <table:table-cell office:value-type="float" office:value="0.00327" calcext:value-type="float">
            <text:p>0,003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500" calcext:value-type="float">
            <text:p>37500</text:p>
          </table:table-cell>
          <table:table-cell office:value-type="float" office:value="2.793688" calcext:value-type="float">
            <text:p>2,793688</text:p>
          </table:table-cell>
          <table:table-cell office:value-type="float" office:value="0.003257" calcext:value-type="float">
            <text:p>0,0032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000" calcext:value-type="float">
            <text:p>38000</text:p>
          </table:table-cell>
          <table:table-cell office:value-type="float" office:value="2.857765" calcext:value-type="float">
            <text:p>2,857765</text:p>
          </table:table-cell>
          <table:table-cell office:value-type="float" office:value="0.004096" calcext:value-type="float">
            <text:p>0,0040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500" calcext:value-type="float">
            <text:p>38500</text:p>
          </table:table-cell>
          <table:table-cell office:value-type="float" office:value="2.95132" calcext:value-type="float">
            <text:p>2,95132</text:p>
          </table:table-cell>
          <table:table-cell office:value-type="float" office:value="0.003828" calcext:value-type="float">
            <text:p>0,0038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000" calcext:value-type="float">
            <text:p>39000</text:p>
          </table:table-cell>
          <table:table-cell office:value-type="float" office:value="3.015902" calcext:value-type="float">
            <text:p>3,015902</text:p>
          </table:table-cell>
          <table:table-cell office:value-type="float" office:value="0.003472" calcext:value-type="float">
            <text:p>0,0034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500" calcext:value-type="float">
            <text:p>39500</text:p>
          </table:table-cell>
          <table:table-cell office:value-type="float" office:value="3.103147" calcext:value-type="float">
            <text:p>3,103147</text:p>
          </table:table-cell>
          <table:table-cell office:value-type="float" office:value="0.003942" calcext:value-type="float">
            <text:p>0,0039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000" calcext:value-type="float">
            <text:p>40000</text:p>
          </table:table-cell>
          <table:table-cell office:value-type="float" office:value="3.129346" calcext:value-type="float">
            <text:p>3,129346</text:p>
          </table:table-cell>
          <table:table-cell office:value-type="float" office:value="0.003433" calcext:value-type="float">
            <text:p>0,0034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500" calcext:value-type="float">
            <text:p>40500</text:p>
          </table:table-cell>
          <table:table-cell office:value-type="float" office:value="3.133245" calcext:value-type="float">
            <text:p>3,133245</text:p>
          </table:table-cell>
          <table:table-cell office:value-type="float" office:value="0.003879" calcext:value-type="float">
            <text:p>0,0038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000" calcext:value-type="float">
            <text:p>41000</text:p>
          </table:table-cell>
          <table:table-cell office:value-type="float" office:value="3.343387" calcext:value-type="float">
            <text:p>3,343387</text:p>
          </table:table-cell>
          <table:table-cell office:value-type="float" office:value="0.006398" calcext:value-type="float">
            <text:p>0,0063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500" calcext:value-type="float">
            <text:p>41500</text:p>
          </table:table-cell>
          <table:table-cell office:value-type="float" office:value="3.439927" calcext:value-type="float">
            <text:p>3,439927</text:p>
          </table:table-cell>
          <table:table-cell office:value-type="float" office:value="0.003633" calcext:value-type="float">
            <text:p>0,0036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000" calcext:value-type="float">
            <text:p>42000</text:p>
          </table:table-cell>
          <table:table-cell office:value-type="float" office:value="3.585923" calcext:value-type="float">
            <text:p>3,585923</text:p>
          </table:table-cell>
          <table:table-cell office:value-type="float" office:value="0.003936" calcext:value-type="float">
            <text:p>0,0039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500" calcext:value-type="float">
            <text:p>42500</text:p>
          </table:table-cell>
          <table:table-cell office:value-type="float" office:value="3.645639" calcext:value-type="float">
            <text:p>3,645639</text:p>
          </table:table-cell>
          <table:table-cell office:value-type="float" office:value="0.004247" calcext:value-type="float">
            <text:p>0,0042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000" calcext:value-type="float">
            <text:p>43000</text:p>
          </table:table-cell>
          <table:table-cell office:value-type="float" office:value="3.715049" calcext:value-type="float">
            <text:p>3,715049</text:p>
          </table:table-cell>
          <table:table-cell office:value-type="float" office:value="0.003999" calcext:value-type="float">
            <text:p>0,0039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500" calcext:value-type="float">
            <text:p>43500</text:p>
          </table:table-cell>
          <table:table-cell office:value-type="float" office:value="4.223047" calcext:value-type="float">
            <text:p>4,223047</text:p>
          </table:table-cell>
          <table:table-cell office:value-type="float" office:value="0.003984" calcext:value-type="float">
            <text:p>0,0039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000" calcext:value-type="float">
            <text:p>44000</text:p>
          </table:table-cell>
          <table:table-cell office:value-type="float" office:value="4.288491" calcext:value-type="float">
            <text:p>4,288491</text:p>
          </table:table-cell>
          <table:table-cell office:value-type="float" office:value="0.004177" calcext:value-type="float">
            <text:p>0,0041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500" calcext:value-type="float">
            <text:p>44500</text:p>
          </table:table-cell>
          <table:table-cell office:value-type="float" office:value="4.339147" calcext:value-type="float">
            <text:p>4,339147</text:p>
          </table:table-cell>
          <table:table-cell office:value-type="float" office:value="0.004417" calcext:value-type="float">
            <text:p>0,0044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000" calcext:value-type="float">
            <text:p>45000</text:p>
          </table:table-cell>
          <table:table-cell office:value-type="float" office:value="4.295504" calcext:value-type="float">
            <text:p>4,295504</text:p>
          </table:table-cell>
          <table:table-cell office:value-type="float" office:value="0.004928" calcext:value-type="float">
            <text:p>0,0049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500" calcext:value-type="float">
            <text:p>45500</text:p>
          </table:table-cell>
          <table:table-cell office:value-type="float" office:value="4.38407" calcext:value-type="float">
            <text:p>4,38407</text:p>
          </table:table-cell>
          <table:table-cell office:value-type="float" office:value="0.003829" calcext:value-type="float">
            <text:p>0,0038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6000" calcext:value-type="float">
            <text:p>46000</text:p>
          </table:table-cell>
          <table:table-cell office:value-type="float" office:value="4.275038" calcext:value-type="float">
            <text:p>4,275038</text:p>
          </table:table-cell>
          <table:table-cell office:value-type="float" office:value="0.004205" calcext:value-type="float">
            <text:p>0,0042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6500" calcext:value-type="float">
            <text:p>46500</text:p>
          </table:table-cell>
          <table:table-cell office:value-type="float" office:value="4.199236" calcext:value-type="float">
            <text:p>4,199236</text:p>
          </table:table-cell>
          <table:table-cell office:value-type="float" office:value="0.004203" calcext:value-type="float">
            <text:p>0,0042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000" calcext:value-type="float">
            <text:p>47000</text:p>
          </table:table-cell>
          <table:table-cell office:value-type="float" office:value="4.483191" calcext:value-type="float">
            <text:p>4,483191</text:p>
          </table:table-cell>
          <table:table-cell office:value-type="float" office:value="0.004101" calcext:value-type="float">
            <text:p>0,0041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500" calcext:value-type="float">
            <text:p>47500</text:p>
          </table:table-cell>
          <table:table-cell office:value-type="float" office:value="4.523888" calcext:value-type="float">
            <text:p>4,523888</text:p>
          </table:table-cell>
          <table:table-cell office:value-type="float" office:value="0.004073" calcext:value-type="float">
            <text:p>0,0040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000" calcext:value-type="float">
            <text:p>48000</text:p>
          </table:table-cell>
          <table:table-cell office:value-type="float" office:value="4.770926" calcext:value-type="float">
            <text:p>4,770926</text:p>
          </table:table-cell>
          <table:table-cell office:value-type="float" office:value="0.004766" calcext:value-type="float">
            <text:p>0,0047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500" calcext:value-type="float">
            <text:p>48500</text:p>
          </table:table-cell>
          <table:table-cell office:value-type="float" office:value="4.727645" calcext:value-type="float">
            <text:p>4,727645</text:p>
          </table:table-cell>
          <table:table-cell office:value-type="float" office:value="0.00475" calcext:value-type="float">
            <text:p>0,004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000" calcext:value-type="float">
            <text:p>49000</text:p>
          </table:table-cell>
          <table:table-cell office:value-type="float" office:value="4.775484" calcext:value-type="float">
            <text:p>4,775484</text:p>
          </table:table-cell>
          <table:table-cell office:value-type="float" office:value="0.004694" calcext:value-type="float">
            <text:p>0,0046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500" calcext:value-type="float">
            <text:p>49500</text:p>
          </table:table-cell>
          <table:table-cell office:value-type="float" office:value="5.091526" calcext:value-type="float">
            <text:p>5,091526</text:p>
          </table:table-cell>
          <table:table-cell office:value-type="float" office:value="0.005098" calcext:value-type="float">
            <text:p>0,0050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5.281413" calcext:value-type="float">
            <text:p>5,281413</text:p>
          </table:table-cell>
          <table:table-cell office:value-type="float" office:value="0.003975" calcext:value-type="float">
            <text:p>0,003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0T15:01:36.036698080</dc:date>
    <meta:editing-duration>PT8M59S</meta:editing-duration>
    <meta:editing-cycles>1</meta:editing-cycles>
    <meta:document-statistic meta:table-count="1" meta:cell-count="404" meta:object-count="2"/>
    <meta:generator>LibreOffice/7.1.6.2.0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1cm" svg:height="11.582cm" xlink:href=".." xlink:type="simple" chart:class="chart:line" chart:style-name="ch1">
        <chart:title svg:x="9.4cm" svg:y="0.367cm" chart:style-name="ch2">
          <text:p>Comparing</text:p>
        </chart:title>
        <chart:legend chart:legend-position="end" svg:x="17.862cm" svg:y="5.243cm" style:legend-expansion="high" chart:style-name="ch3"/>
        <chart:plot-area chart:style-name="ch4" table:cell-range-address="Compare_table.C1:Compare_table.D101" chart:data-source-has-labels="row" svg:x="1.433cm" svg:y="1.377cm" svg:width="16.007cm" svg:height="8.993cm">
          <chart:coordinate-region svg:x="1.869cm" svg:y="1.576cm" svg:width="15.571cm" svg:height="8.002cm"/>
          <chart:axis chart:dimension="x" chart:name="primary-x" chart:style-name="ch5">
            <chart:title svg:x="8.479cm" svg:y="10.601cm" chart:style-name="ch6">
              <text:p>test_number</text:p>
            </chart:title>
          </chart:axis>
          <chart:axis chart:dimension="y" chart:name="primary-y" chart:style-name="ch5">
            <chart:title svg:x="0.451cm" svg:y="7.518cm" chart:style-name="ch7">
              <text:p>*5*10^2 items amount</text:p>
            </chart:title>
            <chart:grid chart:style-name="ch8" chart:class="major"/>
          </chart:axis>
          <chart:series chart:style-name="ch9" chart:values-cell-range-address="Compare_table.C2:Compare_table.C101" chart:label-cell-address="Compare_table.C1:Compare_table.C1" chart:class="chart:line">
            <chart:data-point chart:repeated="100"/>
          </chart:series>
          <chart:series chart:style-name="ch10" chart:values-cell-range-address="Compare_table.D2:Compare_table.D101" chart:label-cell-address="Compare_table.D1:Compare_table.D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Stack</text:p>
                <draw:g>
                  <svg:desc>Compare_table.C1:Compare_table.C1</svg:desc>
                </draw:g>
              </table:table-cell>
              <table:table-cell office:value-type="string">
                <text:p>ArrayStack</text:p>
                <draw:g>
                  <svg:desc>Compare_table.D1:Compare_tabl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81">
                <text:p>0.000381</text:p>
                <draw:g>
                  <svg:desc>Compare_table.C2:Compare_table.C101</svg:desc>
                </draw:g>
              </table:table-cell>
              <table:table-cell office:value-type="float" office:value="0.000043">
                <text:p>0.000043</text:p>
                <draw:g>
                  <svg:desc>Compare_table.D2:Compare_table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113">
                <text:p>0.002113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908">
                <text:p>0.004908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152">
                <text:p>0.008152</text:p>
              </table:table-cell>
              <table:table-cell office:value-type="float" office:value="0.000249">
                <text:p>0.0002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379">
                <text:p>0.01337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282">
                <text:p>0.01628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889">
                <text:p>0.020889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7455">
                <text:p>0.027455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8417">
                <text:p>0.038417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39">
                <text:p>0.04539</text:p>
              </table:table-cell>
              <table:table-cell office:value-type="float" office:value="0.000217">
                <text:p>0.000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0465">
                <text:p>0.060465</text:p>
              </table:table-cell>
              <table:table-cell office:value-type="float" office:value="0.000456">
                <text:p>0.000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7504">
                <text:p>0.067504</text:p>
              </table:table-cell>
              <table:table-cell office:value-type="float" office:value="0.000463">
                <text:p>0.0004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7523">
                <text:p>0.077523</text:p>
              </table:table-cell>
              <table:table-cell office:value-type="float" office:value="0.000677">
                <text:p>0.0006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9053">
                <text:p>0.099053</text:p>
              </table:table-cell>
              <table:table-cell office:value-type="float" office:value="0.000539">
                <text:p>0.000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7951">
                <text:p>0.107951</text:p>
              </table:table-cell>
              <table:table-cell office:value-type="float" office:value="0.000614">
                <text:p>0.000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3572">
                <text:p>0.123572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4657">
                <text:p>0.134657</text:p>
              </table:table-cell>
              <table:table-cell office:value-type="float" office:value="0.000417">
                <text:p>0.000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4462">
                <text:p>0.164462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9292">
                <text:p>0.189292</text:p>
              </table:table-cell>
              <table:table-cell office:value-type="float" office:value="0.000999">
                <text:p>0.000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1505">
                <text:p>0.201505</text:p>
              </table:table-cell>
              <table:table-cell office:value-type="float" office:value="0.000685">
                <text:p>0.000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5837">
                <text:p>0.235837</text:p>
              </table:table-cell>
              <table:table-cell office:value-type="float" office:value="0.000685">
                <text:p>0.000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33307">
                <text:p>0.233307</text:p>
              </table:table-cell>
              <table:table-cell office:value-type="float" office:value="0.001144">
                <text:p>0.001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054">
                <text:p>0.264054</text:p>
              </table:table-cell>
              <table:table-cell office:value-type="float" office:value="0.000822">
                <text:p>0.0008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288">
                <text:p>0.29288</text:p>
              </table:table-cell>
              <table:table-cell office:value-type="float" office:value="0.000583">
                <text:p>0.0005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2708">
                <text:p>0.312708</text:p>
              </table:table-cell>
              <table:table-cell office:value-type="float" office:value="0.001104">
                <text:p>0.001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8491">
                <text:p>0.338491</text:p>
              </table:table-cell>
              <table:table-cell office:value-type="float" office:value="0.000878">
                <text:p>0.000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8261">
                <text:p>0.448261</text:p>
              </table:table-cell>
              <table:table-cell office:value-type="float" office:value="0.001588">
                <text:p>0.001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942">
                <text:p>0.38942</text:p>
              </table:table-cell>
              <table:table-cell office:value-type="float" office:value="0.000705">
                <text:p>0.0007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2197">
                <text:p>0.392197</text:p>
              </table:table-cell>
              <table:table-cell office:value-type="float" office:value="0.001284">
                <text:p>0.0012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2878">
                <text:p>0.432878</text:p>
              </table:table-cell>
              <table:table-cell office:value-type="float" office:value="0.001421">
                <text:p>0.0014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9316">
                <text:p>0.489316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07172">
                <text:p>0.507172</text:p>
              </table:table-cell>
              <table:table-cell office:value-type="float" office:value="0.000786">
                <text:p>0.0007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307">
                <text:p>0.530307</text:p>
              </table:table-cell>
              <table:table-cell office:value-type="float" office:value="0.001166">
                <text:p>0.001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47654">
                <text:p>0.547654</text:p>
              </table:table-cell>
              <table:table-cell office:value-type="float" office:value="0.001257">
                <text:p>0.0012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8958">
                <text:p>0.578958</text:p>
              </table:table-cell>
              <table:table-cell office:value-type="float" office:value="0.001374">
                <text:p>0.0013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15193">
                <text:p>0.615193</text:p>
              </table:table-cell>
              <table:table-cell office:value-type="float" office:value="0.001577">
                <text:p>0.0015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44047">
                <text:p>0.644047</text:p>
              </table:table-cell>
              <table:table-cell office:value-type="float" office:value="0.001358">
                <text:p>0.0013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85783">
                <text:p>0.685783</text:p>
              </table:table-cell>
              <table:table-cell office:value-type="float" office:value="0.001861">
                <text:p>0.0018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9822">
                <text:p>0.709822</text:p>
              </table:table-cell>
              <table:table-cell office:value-type="float" office:value="0.001384">
                <text:p>0.0013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6429">
                <text:p>0.736429</text:p>
              </table:table-cell>
              <table:table-cell office:value-type="float" office:value="0.001704">
                <text:p>0.0017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94855">
                <text:p>0.794855</text:p>
              </table:table-cell>
              <table:table-cell office:value-type="float" office:value="0.001563">
                <text:p>0.001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36928">
                <text:p>0.836928</text:p>
              </table:table-cell>
              <table:table-cell office:value-type="float" office:value="0.002506">
                <text:p>0.0025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2818">
                <text:p>0.882818</text:p>
              </table:table-cell>
              <table:table-cell office:value-type="float" office:value="0.001969">
                <text:p>0.0019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266">
                <text:p>0.91266</text:p>
              </table:table-cell>
              <table:table-cell office:value-type="float" office:value="0.001827">
                <text:p>0.001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57476">
                <text:p>0.957476</text:p>
              </table:table-cell>
              <table:table-cell office:value-type="float" office:value="0.001689">
                <text:p>0.001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69399">
                <text:p>1.169399</text:p>
              </table:table-cell>
              <table:table-cell office:value-type="float" office:value="0.001691">
                <text:p>0.0016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52317">
                <text:p>1.052317</text:p>
              </table:table-cell>
              <table:table-cell office:value-type="float" office:value="0.001695">
                <text:p>0.0016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80249">
                <text:p>1.080249</text:p>
              </table:table-cell>
              <table:table-cell office:value-type="float" office:value="0.001786">
                <text:p>0.0017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23069">
                <text:p>1.123069</text:p>
              </table:table-cell>
              <table:table-cell office:value-type="float" office:value="0.002167">
                <text:p>0.0021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86576">
                <text:p>1.186576</text:p>
              </table:table-cell>
              <table:table-cell office:value-type="float" office:value="0.002296">
                <text:p>0.002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46555">
                <text:p>1.246555</text:p>
              </table:table-cell>
              <table:table-cell office:value-type="float" office:value="0.00217">
                <text:p>0.00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49458">
                <text:p>1.349458</text:p>
              </table:table-cell>
              <table:table-cell office:value-type="float" office:value="0.006202">
                <text:p>0.006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276">
                <text:p>1.6276</text:p>
              </table:table-cell>
              <table:table-cell office:value-type="float" office:value="0.002076">
                <text:p>0.0020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2987">
                <text:p>1.42987</text:p>
              </table:table-cell>
              <table:table-cell office:value-type="float" office:value="0.00235">
                <text:p>0.002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83569">
                <text:p>1.683569</text:p>
              </table:table-cell>
              <table:table-cell office:value-type="float" office:value="0.00282">
                <text:p>0.00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67489">
                <text:p>1.567489</text:p>
              </table:table-cell>
              <table:table-cell office:value-type="float" office:value="0.002407">
                <text:p>0.0024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72862">
                <text:p>1.672862</text:p>
              </table:table-cell>
              <table:table-cell office:value-type="float" office:value="0.002617">
                <text:p>0.0026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70816">
                <text:p>1.770816</text:p>
              </table:table-cell>
              <table:table-cell office:value-type="float" office:value="0.002649">
                <text:p>0.0026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41069">
                <text:p>1.941069</text:p>
              </table:table-cell>
              <table:table-cell office:value-type="float" office:value="0.003137">
                <text:p>0.0031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5956">
                <text:p>1.75956</text:p>
              </table:table-cell>
              <table:table-cell office:value-type="float" office:value="0.002409">
                <text:p>0.0024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99678">
                <text:p>1.799678</text:p>
              </table:table-cell>
              <table:table-cell office:value-type="float" office:value="0.002847">
                <text:p>0.0028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55156">
                <text:p>1.955156</text:p>
              </table:table-cell>
              <table:table-cell office:value-type="float" office:value="0.003562">
                <text:p>0.0035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15294">
                <text:p>1.915294</text:p>
              </table:table-cell>
              <table:table-cell office:value-type="float" office:value="0.00273">
                <text:p>0.002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93227">
                <text:p>1.993227</text:p>
              </table:table-cell>
              <table:table-cell office:value-type="float" office:value="0.002783">
                <text:p>0.0027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34632">
                <text:p>2.034632</text:p>
              </table:table-cell>
              <table:table-cell office:value-type="float" office:value="0.002938">
                <text:p>0.0029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24074">
                <text:p>2.124074</text:p>
              </table:table-cell>
              <table:table-cell office:value-type="float" office:value="0.003249">
                <text:p>0.003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25694">
                <text:p>2.125694</text:p>
              </table:table-cell>
              <table:table-cell office:value-type="float" office:value="0.003061">
                <text:p>0.0030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44357">
                <text:p>2.244357</text:p>
              </table:table-cell>
              <table:table-cell office:value-type="float" office:value="0.002518">
                <text:p>0.0025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14304">
                <text:p>2.314304</text:p>
              </table:table-cell>
              <table:table-cell office:value-type="float" office:value="0.002898">
                <text:p>0.0028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443395">
                <text:p>2.443395</text:p>
              </table:table-cell>
              <table:table-cell office:value-type="float" office:value="0.004175">
                <text:p>0.004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468243">
                <text:p>2.468243</text:p>
              </table:table-cell>
              <table:table-cell office:value-type="float" office:value="0.003353">
                <text:p>0.0033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7787">
                <text:p>2.57787</text:p>
              </table:table-cell>
              <table:table-cell office:value-type="float" office:value="0.00331">
                <text:p>0.003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4558">
                <text:p>2.64558</text:p>
              </table:table-cell>
              <table:table-cell office:value-type="float" office:value="0.00476">
                <text:p>0.00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721833">
                <text:p>2.721833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793688">
                <text:p>2.793688</text:p>
              </table:table-cell>
              <table:table-cell office:value-type="float" office:value="0.003257">
                <text:p>0.0032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57765">
                <text:p>2.857765</text:p>
              </table:table-cell>
              <table:table-cell office:value-type="float" office:value="0.004096">
                <text:p>0.0040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95132">
                <text:p>2.95132</text:p>
              </table:table-cell>
              <table:table-cell office:value-type="float" office:value="0.003828">
                <text:p>0.0038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15902">
                <text:p>3.015902</text:p>
              </table:table-cell>
              <table:table-cell office:value-type="float" office:value="0.003472">
                <text:p>0.003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03147">
                <text:p>3.103147</text:p>
              </table:table-cell>
              <table:table-cell office:value-type="float" office:value="0.003942">
                <text:p>0.0039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29346">
                <text:p>3.129346</text:p>
              </table:table-cell>
              <table:table-cell office:value-type="float" office:value="0.003433">
                <text:p>0.0034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133245">
                <text:p>3.133245</text:p>
              </table:table-cell>
              <table:table-cell office:value-type="float" office:value="0.003879">
                <text:p>0.0038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43387">
                <text:p>3.343387</text:p>
              </table:table-cell>
              <table:table-cell office:value-type="float" office:value="0.006398">
                <text:p>0.006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439927">
                <text:p>3.439927</text:p>
              </table:table-cell>
              <table:table-cell office:value-type="float" office:value="0.003633">
                <text:p>0.0036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585923">
                <text:p>3.585923</text:p>
              </table:table-cell>
              <table:table-cell office:value-type="float" office:value="0.003936">
                <text:p>0.003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645639">
                <text:p>3.645639</text:p>
              </table:table-cell>
              <table:table-cell office:value-type="float" office:value="0.004247">
                <text:p>0.004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715049">
                <text:p>3.715049</text:p>
              </table:table-cell>
              <table:table-cell office:value-type="float" office:value="0.003999">
                <text:p>0.003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23047">
                <text:p>4.223047</text:p>
              </table:table-cell>
              <table:table-cell office:value-type="float" office:value="0.003984">
                <text:p>0.0039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288491">
                <text:p>4.288491</text:p>
              </table:table-cell>
              <table:table-cell office:value-type="float" office:value="0.004177">
                <text:p>0.004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39147">
                <text:p>4.339147</text:p>
              </table:table-cell>
              <table:table-cell office:value-type="float" office:value="0.004417">
                <text:p>0.0044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295504">
                <text:p>4.295504</text:p>
              </table:table-cell>
              <table:table-cell office:value-type="float" office:value="0.004928">
                <text:p>0.0049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8407">
                <text:p>4.38407</text:p>
              </table:table-cell>
              <table:table-cell office:value-type="float" office:value="0.003829">
                <text:p>0.0038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275038">
                <text:p>4.275038</text:p>
              </table:table-cell>
              <table:table-cell office:value-type="float" office:value="0.004205">
                <text:p>0.0042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236">
                <text:p>4.199236</text:p>
              </table:table-cell>
              <table:table-cell office:value-type="float" office:value="0.004203">
                <text:p>0.0042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83191">
                <text:p>4.483191</text:p>
              </table:table-cell>
              <table:table-cell office:value-type="float" office:value="0.004101">
                <text:p>0.0041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23888">
                <text:p>4.523888</text:p>
              </table:table-cell>
              <table:table-cell office:value-type="float" office:value="0.004073">
                <text:p>0.0040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70926">
                <text:p>4.770926</text:p>
              </table:table-cell>
              <table:table-cell office:value-type="float" office:value="0.004766">
                <text:p>0.0047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27645">
                <text:p>4.727645</text:p>
              </table:table-cell>
              <table:table-cell office:value-type="float" office:value="0.00475">
                <text:p>0.004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75484">
                <text:p>4.775484</text:p>
              </table:table-cell>
              <table:table-cell office:value-type="float" office:value="0.004694">
                <text:p>0.0046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091526">
                <text:p>5.091526</text:p>
              </table:table-cell>
              <table:table-cell office:value-type="float" office:value="0.005098">
                <text:p>0.0050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281413">
                <text:p>5.281413</text:p>
              </table:table-cell>
              <table:table-cell office:value-type="float" office:value="0.003975">
                <text:p>0.0039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